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800000"/>
    </style:style>
    <style:style style:name="P2" style:family="paragraph" style:parent-style-name="Text_20_body">
      <style:paragraph-properties fo:margin-top="0cm" fo:margin-bottom="0cm"/>
      <style:text-properties fo:color="#800000"/>
    </style:style>
    <style:style style:name="P3" style:family="paragraph" style:parent-style-name="Preformatted_20_Text">
      <style:text-properties fo:color="#800000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/>
      <style:text-properties fo:color="#800000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>
      <style:text-properties fo:color="#800000"/>
    </style:style>
    <style:style style:name="P22" style:family="paragraph" style:parent-style-name="Text_20_body" style:list-style-name="L7">
      <style:paragraph-properties fo:margin-top="0cm" fo:margin-bottom="0cm"/>
    </style:style>
    <style:style style:name="P23" style:family="paragraph" style:parent-style-name="Text_20_body" style:list-style-name="L11">
      <style:paragraph-properties fo:margin-top="0cm" fo:margin-bottom="0cm"/>
    </style:style>
    <style:style style:name="P24" style:family="paragraph" style:parent-style-name="Text_20_body" style:list-style-name="L12">
      <style:paragraph-properties fo:margin-top="0cm" fo:margin-bottom="0cm"/>
    </style:style>
    <style:style style:name="P25" style:family="paragraph" style:parent-style-name="Text_20_body" style:list-style-name="L13">
      <style:paragraph-properties fo:margin-top="0cm" fo:margin-bottom="0cm"/>
    </style:style>
    <style:style style:name="P26" style:family="paragraph" style:parent-style-name="Text_20_body" style:list-style-name="L14">
      <style:paragraph-properties fo:margin-top="0cm" fo:margin-bottom="0cm"/>
    </style:style>
    <style:style style:name="P27" style:family="paragraph" style:parent-style-name="Text_20_body" style:list-style-name="L15">
      <style:paragraph-properties fo:margin-top="0cm" fo:margin-bottom="0cm"/>
    </style:style>
    <style:style style:name="P28" style:family="paragraph" style:parent-style-name="Text_20_body">
      <style:paragraph-properties fo:margin-top="0cm" fo:margin-bottom="0cm"/>
      <style:text-properties fo:color="#800000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list xml:id="list2487712362606389126" text:style-name="L1">
        <text:list-item>
          <text:p text:style-name="P6">Manipulowanie danymi, instrukcje INSERT, UPDATE, DELETE.</text:p>
        </text:list-item>
      </text:list>
      <text:h text:style-name="Heading_20_1" text:outline-level="1"><text:bookmark text:name="zadanie_1"/>Zadanie 1</text:h>
      <text:list xml:id="list1364387620320687193" text:style-name="L2">
        <text:list-item>
          <text:p text:style-name="P7">Napisz i wykonaj zapytanie (użyj INSERT), które dodaje do tabeli czekoladki następujące informacje:</text:p>
        </text:list-item>
      </text:list>
      <text:p text:style-name="Preformatted_20_Text">IDCzekoladki: W98,</text:p>
      <text:p text:style-name="Preformatted_20_Text">Nazwa: Bialy kiel,</text:p>
      <text:p text:style-name="Preformatted_20_Text">RodzajCzekolady: Biala,</text:p>
      <text:p text:style-name="Preformatted_20_Text">RodzajOrzechow: Laskowe,</text:p>
      <text:p text:style-name="Preformatted_20_Text">RodzajNadzienia: Marcepan,</text:p>
      <text:p text:style-name="Preformatted_20_Text">Opis: Rozplywajace sie w rekach i kieszeniach,</text:p>
      <text:p text:style-name="Preformatted_20_Text">Koszt: 45 gr,</text:p>
      <text:p text:style-name="P4">Masa: 20 g.</text:p>
      <text:p text:style-name="P5"/>
      <text:list xml:id="list5126137736770311418" text:style-name="L3">
        <text:list-item>
          <text:p text:style-name="P8">Napisz i wykonaj trzy zapytania (użyj INSERT), które dodadzą do tabeli klienci następujące dane osobowe:</text:p>
        </text:list-item>
      </text:list>
      <text:p text:style-name="Preformatted_20_Text">IDKlienta: 90,</text:p>
      <text:p text:style-name="Preformatted_20_Text">Nazwa: Matusiak Edward, </text:p>
      <text:p text:style-name="Preformatted_20_Text">Ulica: Kropiwnickiego 6/3,</text:p>
      <text:p text:style-name="Preformatted_20_Text">Miejscowosc: Leningrad,</text:p>
      <text:p text:style-name="Preformatted_20_Text">Kod: 31-471,</text:p>
      <text:p text:style-name="Preformatted_20_Text">Telefon: 031 423 45 38,</text:p>
      <text:p text:style-name="Preformatted_20_Text"/>
      <text:p text:style-name="Preformatted_20_Text"/>
      <text:p text:style-name="Preformatted_20_Text">IDKlienta: 91,</text:p>
      <text:p text:style-name="Preformatted_20_Text">Nazwa: Matusiak Alina,</text:p>
      <text:p text:style-name="Preformatted_20_Text">Ulica: Kropiwnickiego 6/3,</text:p>
      <text:p text:style-name="Preformatted_20_Text">Miejscowosc: Leningrad,</text:p>
      <text:p text:style-name="Preformatted_20_Text">Kod: 31-471,</text:p>
      <text:p text:style-name="Preformatted_20_Text">Telefon: 031 423 45 38,</text:p>
      <text:p text:style-name="Preformatted_20_Text"/>
      <text:p text:style-name="Preformatted_20_Text"/>
      <text:p text:style-name="Preformatted_20_Text">IDKlienta: 92,</text:p>
      <text:p text:style-name="Preformatted_20_Text">Nazwa: Kimono Franek,</text:p>
      <text:p text:style-name="Preformatted_20_Text">Ulica: Karatekow 8,</text:p>
      <text:p text:style-name="Preformatted_20_Text">Miejscowosc: Mistrz,</text:p>
      <text:p text:style-name="Preformatted_20_Text">Kod: 30-029,</text:p>
      <text:p text:style-name="P4">Telefon: 501 498 324.</text:p>
      <text:p text:style-name="P5"/>
      <text:list xml:id="list3767290766995290259" text:style-name="L4">
        <text:list-item>
          <text:p text:style-name="P9">Sprawdź, czy napisane przez Ciebie zapytania odniosły pożądany skutek tj. czy do w/w tabel zostały dodane odpowiednie wiersze, wykorzystaj SELECT.</text:p>
        </text:list-item>
      </text:list>
      <text:p text:style-name="P1"/>
      <text:h text:style-name="Heading_20_1" text:outline-level="1"><text:bookmark text:name="zadanie_2"/><text:soft-page-break/>Zadanie 2</text:h>
      <text:list xml:id="list411024851304468445" text:style-name="L5">
        <text:list-item>
          <text:p text:style-name="P10">Napisz i wykonaj zapytanie, które doda do tabeli czekoladki następujące pozycje, wykorzystaj wartości NULL w poleceniu INSERT:</text:p>
        </text:list-item>
      </text:list>
      <text:p text:style-name="Preformatted_20_Text">IDCzekoladki: X91,</text:p>
      <text:p text:style-name="Preformatted_20_Text">Nazwa: Nieznana Nieznajoma,</text:p>
      <text:p text:style-name="Preformatted_20_Text">Opis: Niewidzialna czekoladka wspomagajaca odchudzanie.,</text:p>
      <text:p text:style-name="Preformatted_20_Text">Koszt: 26 gr,</text:p>
      <text:p text:style-name="Preformatted_20_Text">Masa: 0g,</text:p>
      <text:p text:style-name="Preformatted_20_Text"/>
      <text:p text:style-name="Preformatted_20_Text"/>
      <text:p text:style-name="Preformatted_20_Text">IDCzekoladki: M98,</text:p>
      <text:p text:style-name="Preformatted_20_Text">Nazwa: Mleczny Raj,</text:p>
      <text:p text:style-name="Preformatted_20_Text">RodzajCzekolady: Mleczna,</text:p>
      <text:p text:style-name="Preformatted_20_Text">Opis: Aksamitna mleczna czekolada w ksztalcie butelki z mlekiem.,</text:p>
      <text:p text:style-name="Preformatted_20_Text">Koszt: 26 gr,</text:p>
      <text:p text:style-name="P4">Masa: 36 g,</text:p>
      <text:p text:style-name="P5"/>
      <text:list xml:id="list8281848093813199160" text:style-name="L6">
        <text:list-item>
          <text:p text:style-name="P11">Sprawdź, czy napisane przez Ciebie zapytania odniosły pożądany skutek tj. czy do w/w tabel zostały dodane odpowiednie wiersze, wykorzystaj SELECT.</text:p>
        </text:list-item>
      </text:list>
      <text:p text:style-name="P1"/>
      <text:h text:style-name="Heading_20_1" text:outline-level="1"><text:bookmark text:name="zadanie_3"/>Zadanie 3</text:h>
      <text:list xml:id="list7809841145784935318" text:style-name="L7">
        <text:list-item>
          <text:p text:style-name="P22">Napisz zapytanie, które usunie informacje dodane w Zadaniu 2, użyj DELETE.</text:p>
        </text:list-item>
      </text:list>
      <text:p text:style-name="P2"/>
      <text:list xml:id="list43371209" text:continue-numbering="true" text:style-name="L7">
        <text:list-item>
          <text:p text:style-name="P22">Sprawdź, czy odpowiednie rekordy zostały usunięte.</text:p>
        </text:list-item>
      </text:list>
      <text:p text:style-name="P2"/>
      <text:list xml:id="list43366991" text:continue-numbering="true" text:style-name="L7">
        <text:list-item>
          <text:p text:style-name="P12">Napisz i wykonaj zapytanie, które doda do tabeli czekoladki następujące pozycje, wykorzystaj nazwy kolumn w poleceniu INSERT:</text:p>
        </text:list-item>
      </text:list>
      <text:p text:style-name="Preformatted_20_Text">IDCzekoladki: X91,</text:p>
      <text:p text:style-name="Preformatted_20_Text">Nazwa: Nieznana Nieznajoma,</text:p>
      <text:p text:style-name="Preformatted_20_Text">Opis: Niewidzialna czekoladka wspomagajaca odchudzanie.,</text:p>
      <text:p text:style-name="Preformatted_20_Text">Koszt: 26 gr,</text:p>
      <text:p text:style-name="Preformatted_20_Text">Masa: 0g,</text:p>
      <text:p text:style-name="Preformatted_20_Text"/>
      <text:p text:style-name="P3"/>
      <text:p text:style-name="Preformatted_20_Text"/>
      <text:p text:style-name="Preformatted_20_Text">IDCzekoladki: M98,</text:p>
      <text:p text:style-name="Preformatted_20_Text">Nazwa: Mleczny Raj,</text:p>
      <text:p text:style-name="Preformatted_20_Text">RodzajCzekolady: Mleczna,</text:p>
      <text:p text:style-name="Preformatted_20_Text">Opis: Aksamitna mleczna czekolada w ksztalcie butelki z mlekiem.,</text:p>
      <text:p text:style-name="Preformatted_20_Text">Koszt: 26 gr,</text:p>
      <text:p text:style-name="P4">Masa: 36g,</text:p>
      <text:p text:style-name="P5"/>
      <text:list xml:id="list1044623566263254675" text:style-name="L8">
        <text:list-item>
          <text:p text:style-name="P13">Sprawdź, czy napisane przez Ciebie zapytania odniosły pożądany skutek tj. czy do w/w tabel <text:soft-page-break/>zostały dodane odpowiednie wiersze, wykorzystaj SELECT.</text:p>
        </text:list-item>
      </text:list>
      <text:h text:style-name="Heading_20_1" text:outline-level="1"><text:bookmark text:name="zadanie_4"/>Zadanie 4</text:h>
      <text:p text:style-name="Text_20_body">Córka Państwa Matusiakow została klientem naszej cukierni. </text:p>
      <text:list xml:id="list6989302015812655710" text:style-name="L9">
        <text:list-item>
          <text:p text:style-name="P14">Napisz i wykonaj zapytanie, które doda wiersz do tabeli klienci zawierający jej dane osobowe tj.</text:p>
        </text:list-item>
      </text:list>
      <text:p text:style-name="Preformatted_20_Text">Matusiak Iza,</text:p>
      <text:p text:style-name="P4">IDKlienta: 93.</text:p>
      <text:list xml:id="list3333266033924483336" text:style-name="L10">
        <text:list-item>
          <text:p text:style-name="P15"><text:span text:style-name="Strong_20_Emphasis">Uwaga</text:span>: Pozostałe dane osobowe Izy Matusiak muszą być takie same jak dla Pana Edwarda Matusiaka. Użyj konstrukcji: </text:p>
        </text:list-item>
      </text:list>
      <text:p text:style-name="P4">INSERT... (SELECT...)</text:p>
      <text:p text:style-name="P5"/>
      <text:p text:style-name="Text_20_body">Sprawdź (korzystając z SELECT), czy wszystkie dane zostały odpowiednio dodane. </text:p>
      <text:h text:style-name="Heading_20_1" text:outline-level="1">Zadanie 5</text:h>
      <text:p text:style-name="Text_20_body">Córka Państwa Matusiaków wyszła za mąż i zmieniła nazwisko na Nowak. Napisz zapytanie, które modyfikuje odpowiednie dane, użyj UPDATE. </text:p>
      <text:p text:style-name="P1"/>
      <text:h text:style-name="Heading_20_1" text:outline-level="1"><text:bookmark text:name="zadanie_6"/>Zadanie 6</text:h>
      <text:list xml:id="list6151649616432076412" text:style-name="L11">
        <text:list-item>
          <text:p text:style-name="P23">Napisz i wykonaj zapytanie, które zmieni nazwę miasta z Leningrad na Piotrograd w tabeli klienci, użyj UPDATE.</text:p>
        </text:list-item>
      </text:list>
      <text:p text:style-name="P2"/>
      <text:list xml:id="list43384470" text:continue-numbering="true" text:style-name="L11">
        <text:list-item>
          <text:p text:style-name="P16">Sprawdź czy odpowiednie rekordy zostały zmienione.</text:p>
        </text:list-item>
      </text:list>
      <text:p text:style-name="P1"/>
      <text:h text:style-name="Heading_20_1" text:outline-level="1"><text:bookmark text:name="zadanie_7"/>Zadanie 7</text:h>
      <text:p text:style-name="Text_20_body">Napisz i wykonaj zapytania używając UPDATE: </text:p>
      <text:list xml:id="list1072915482002462967" text:style-name="L12">
        <text:list-item>
          <text:p text:style-name="P24">Obniż cenę czekoladek o identyfikatorach (idczekoladki): W98, M98 i X91, o 10%.</text:p>
        </text:list-item>
      </text:list>
      <text:p text:style-name="P2"/>
      <text:list xml:id="list43366831" text:continue-numbering="true" text:style-name="L12">
        <text:list-item>
          <text:p text:style-name="P17">Ustal cenę czekoladek o nazwie Nieznana Nieznajoma na taką samą jak cena czekoladki o identyfikatorze W98.</text:p>
        </text:list-item>
      </text:list>
      <text:p text:style-name="P1"/>
      <text:p text:style-name="Text_20_body">Sprawdź, czy w/w zapytania odniosły skutek. </text:p>
      <text:p text:style-name="P1"/>
      <text:h text:style-name="Heading_20_1" text:outline-level="1"><text:bookmark text:name="zadanie_8"/><text:soft-page-break/>Zadanie 8</text:h>
      <text:list xml:id="list1148145195136355505" text:style-name="L13">
        <text:list-item>
          <text:p text:style-name="P25">Napisz i wykonaj zapytanie, które podniesie cenę czekoladek, których dwa ostatnie znaki identyfikatora (idczekoladki) są większe od 90, o 15 groszy, użyj UPDATE.</text:p>
        </text:list-item>
      </text:list>
      <text:p text:style-name="P2"/>
      <text:list xml:id="list43380548" text:continue-numbering="true" text:style-name="L13">
        <text:list-item>
          <text:p text:style-name="P18">Sprawdź czy odpowiednie rekordy zostały zmienione.</text:p>
        </text:list-item>
      </text:list>
      <text:p text:style-name="P1"/>
      <text:h text:style-name="Heading_20_1" text:outline-level="1"><text:bookmark text:name="zadanie_9"/>Zadanie 9</text:h>
      <text:p text:style-name="Text_20_body">Napisz i wykonaj zapytanie, które usuwa klientów (użyj DELETE): </text:p>
      <text:list xml:id="list5601235571639178953" text:style-name="L14">
        <text:list-item>
          <text:p text:style-name="P26">o nazwisku Matusiak, </text:p>
        </text:list-item>
        <text:list-item>
          <text:p text:style-name="P19">lub o identyfikatorze większym niż 91.</text:p>
        </text:list-item>
      </text:list>
      <text:p text:style-name="P1"/>
      <text:h text:style-name="Heading_20_1" text:outline-level="1"><text:bookmark text:name="zadanie_10"/>Zadanie 10</text:h>
      <text:p text:style-name="Text_20_body">Napisz i wykonaj zapytanie, które usuwa czekoladki (użyj DELETE), których: </text:p>
      <text:list xml:id="list3594317675960537890" text:style-name="L15">
        <text:list-item>
          <text:p text:style-name="P27">koszt jest większy lub równy 0.45, lub </text:p>
        </text:list-item>
        <text:list-item>
          <text:p text:style-name="P27">masa jest większa lub równa 36, lub </text:p>
        </text:list-item>
        <text:list-item>
          <text:p text:style-name="P20">masa jest równa 0.</text:p>
        </text:list-item>
      </text:list>
      <text:p text:style-name="P1"/>
      <text:h text:style-name="Heading_20_1" text:outline-level="1"><text:bookmark text:name="zadanie_11"/>Zadanie 11</text:h>
      <text:p text:style-name="Text_20_body">Napisz skrypt zawierający instrukcje INSERT wstawiające do bazy danych Cukiernia dwa nowe rekordy do tabeli Pudelka oraz odpowiednie rekordy związane z tymi pudełkami do tabeli Zawartosc. Każde z nowych pudełek ma zawierać łącznie co najmniej 10 czekoladek, w co najmniej 4 różnych smakach. </text:p>
      <text:h text:style-name="Heading_20_1" text:outline-level="1"><text:bookmark text:name="zadanie_12"/>Zadanie 12</text:h>
      <text:p text:style-name="Text_20_body">Napisz skrypt zawierający instrukcje COPY wstawiające do bazy danych Cukiernia dwa nowe rekordy do tabeli Pudelka oraz odpowiednie rekordy związane z tymi pudełkami do tabeli Zawartosc. Każde z nowych pudełek ma zawierać łącznie co najmniej 10 czekoladek, w co najmniej 4 różnych smakach. </text:p>
      <text:p text:style-name="P1"/>
      <text:h text:style-name="Heading_20_1" text:outline-level="1"><text:bookmark text:name="zadanie_13"/>Zadanie 13</text:h>
      <text:p text:style-name="Text_20_body">Napisz instrukcję UDPATE, która dla pudełek dodanych w poprzednich dwóch zadaniach, zwiększa o 1 liczbę czekoladek każdego smaku, które w nich występują. </text:p>
      <text:p text:style-name="P1"><text:soft-page-break/></text:p>
      <text:h text:style-name="Heading_20_1" text:outline-level="1"><text:bookmark text:name="zadanie_14"/>Zadanie 14</text:h>
      <text:p text:style-name="Text_20_body">Napisz skrypt zawierający instrukcje UPDATE, które modyfikują tabelę Czekoladki zastępując w kolumnach: RodzajCZekolady, RodzajOrzechow i RodzajNadzienia wartości Null wartością „brak”. </text:p>
      <text:h text:style-name="Heading_20_1" text:outline-level="1"><text:bookmark text:name="zadanie_15"/>Zadanie 15</text:h>
      <text:p text:style-name="Text_20_body">Napisz skrypt zawierający instrukcje UPDATE, które anulują zmiany wprowadzone przez skrypt z zadania 14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4-20T10:07:06</meta:creation-date>
    <dc:date>2016-02-29T23:20:31.60</dc:date>
    <dc:creator>M S</dc:creator>
    <meta:editing-duration>PT2H46M12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5" meta:paragraph-count="102" meta:word-count="700" meta:character-count="4813"/>
  </office:meta>
</office:document-meta>
</file>